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b4c7dc" draw:textarea-horizontal-align="justify" draw:textarea-vertical-align="middle" draw:auto-grow-height="false" fo:min-height="3.55cm" fo:min-width="5.3cm" fo:padding-top="0.151cm" fo:padding-bottom="0.151cm" fo:padding-left="0.276cm" fo:padding-right="0.276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b4c7dc" draw:textarea-horizontal-align="justify" draw:textarea-vertical-align="middle" draw:auto-grow-height="false" fo:min-height="1.098cm" fo:min-width="1.248cm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fo:min-height="1.15cm"/>
    </style:style>
    <style:style style:name="gr6" style:family="graphic" style:parent-style-name="standard">
      <style:graphic-properties svg:stroke-width="0.053cm" svg:stroke-color="#000000" draw:marker-start-width="0.279cm" draw:marker-end-width="0.279cm" draw:fill-color="#ffa6a6" draw:textarea-horizontal-align="justify" draw:textarea-vertical-align="middle" draw:auto-grow-height="false" fo:min-height="1.098cm" fo:min-width="1.248cm" fo:padding-top="0.151cm" fo:padding-bottom="0.151cm" fo:padding-left="0.276cm" fo:padding-right="0.276cm"/>
    </style:style>
    <style:style style:name="gr7" style:family="graphic" style:parent-style-name="standard">
      <style:graphic-properties draw:stroke="solid" svg:stroke-width="0.035cm" svg:stroke-color="#000000" draw:marker-start-width="0.252cm" draw:marker-end-width="0.252cm" draw:fill="none" draw:fill-color="#ffffff" fo:min-height="0.216cm" fo:padding-top="0.142cm" fo:padding-bottom="0.142cm" fo:padding-left="0.267cm" fo:padding-right="0.267cm"/>
    </style:style>
    <style:style style:name="gr8" style:family="graphic" style:parent-style-name="standard">
      <style:graphic-properties svg:stroke-width="0.053cm" svg:stroke-color="#000000" draw:marker-start-width="0.279cm" draw:marker-end-width="0.279cm" draw:fill-color="#b4c7dc" draw:textarea-horizontal-align="justify" draw:textarea-vertical-align="middle" draw:auto-grow-height="false" fo:min-height="3.498cm" fo:min-width="5.248cm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0000" draw:marker-start-width="0.279cm" draw:marker-end-width="0.279cm" draw:fill-color="#afd095" draw:textarea-horizontal-align="justify" draw:textarea-vertical-align="middle" draw:auto-grow-height="false" fo:min-height="6.298cm" fo:min-width="4.948cm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-color="#b4c7dc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color="#ff0000"/>
    </style:style>
    <style:style style:name="P5" style:family="paragraph">
      <loext:graphic-properties draw:fill="none" draw:fill-color="#ffffff"/>
      <style:paragraph-properties fo:text-align="center"/>
      <style:text-properties fo:color="#ff0000"/>
    </style:style>
    <style:style style:name="P6" style:family="paragraph">
      <style:paragraph-properties fo:text-align="center"/>
      <style:text-properties fo:font-weight="bold"/>
    </style:style>
    <style:style style:name="P7" style:family="paragraph">
      <loext:graphic-properties draw:fill="none" draw:fill-color="#ffffff"/>
      <style:paragraph-properties fo:text-align="center"/>
      <style:text-properties fo:font-weight="bold"/>
    </style:style>
    <style:style style:name="P8" style:family="paragraph">
      <loext:graphic-properties draw:fill-color="#ffa6a6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afd095"/>
      <style:paragraph-properties fo:text-align="center"/>
    </style:style>
    <style:style style:name="P11" style:family="paragraph">
      <style:paragraph-properties fo:text-align="center"/>
      <style:text-properties fo:color="#2a6099" fo:font-weight="bold" style:font-weight-asian="bold" style:font-weight-complex="bold"/>
    </style:style>
    <style:style style:name="P12" style:family="paragraph">
      <loext:graphic-properties draw:fill="none" draw:fill-color="#ffffff"/>
      <style:paragraph-properties fo:text-align="center"/>
      <style:text-properties fo:color="#2a6099" fo:font-weight="bold" style:font-weight-asian="bold" style:font-weight-complex="bold"/>
    </style:style>
    <style:style style:name="P13" style:family="paragraph">
      <style:paragraph-properties fo:text-align="center"/>
      <style:text-properties fo:color="#00a933" fo:font-weight="bold" style:font-weight-asian="bold" style:font-weight-complex="bold"/>
    </style:style>
    <style:style style:name="P14" style:family="paragraph">
      <loext:graphic-properties draw:fill="none" draw:fill-color="#ffffff"/>
      <style:paragraph-properties fo:text-align="center"/>
      <style:text-properties fo:color="#00a933" fo:font-weight="bold" style:font-weight-asian="bold" style:font-weight-complex="bold"/>
    </style:style>
    <style:style style:name="T1" style:family="text">
      <style:text-properties fo:color="#ff0000"/>
    </style:style>
    <style:style style:name="T2" style:family="text">
      <style:text-properties fo:color="#2a6099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8cm" svg:height="3.8cm" svg:x="1.1cm" svg:y="3cm">
          <text:p text:style-name="P1">Village* back;</text:p>
          <text:p text:style-name="P1">Hosp hosp;</text:p>
          <text:p text:style-name="P1">List returned;</text:p>
          <text:p text:style-name="P1">int label;</text:p>
          <text:p text:style-name="P1">Village* forward[4];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4cm" svg:y1="2.1cm" svg:x2="4cm" svg:y2="1.269cm">
          <text:p/>
        </draw:line>
        <draw:frame draw:style-name="gr3" draw:text-style-name="P5" draw:layer="layout" svg:width="2.2cm" svg:height="0.962cm" svg:x="2.9cm" svg:y="0.438cm">
          <draw:text-box>
            <text:p text:style-name="P4"><text:span text:style-name="T1">NULL</text:span></text:p>
          </draw:text-box>
        </draw:frame>
        <draw:line draw:style-name="gr2" draw:text-style-name="P3" draw:layer="layout" svg:x1="3.8cm" svg:y1="6.6cm" svg:x2="16.9cm" svg:y2="7.9cm">
          <text:p/>
        </draw:line>
        <draw:custom-shape draw:style-name="gr4" draw:text-style-name="P2" draw:layer="layout" svg:width="1.8cm" svg:height="1.4cm" svg:x="3.2cm" svg:y="8.1cm">
          <text:p text:style-name="P1"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8cm" svg:y1="6.6cm" svg:x2="3.987cm" svg:y2="7.813cm">
          <text:p/>
        </draw:line>
        <draw:custom-shape draw:style-name="gr4" draw:text-style-name="P2" draw:layer="layout" svg:width="1.8cm" svg:height="1.4cm" svg:x="16cm" svg:y="8.1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8cm" svg:y1="6.6cm" svg:x2="7.8cm" svg:y2="7.9cm">
          <text:p/>
        </draw:line>
        <draw:line draw:style-name="gr2" draw:text-style-name="P3" draw:layer="layout" svg:x1="3.8cm" svg:y1="6.6cm" svg:x2="12.2cm" svg:y2="8cm">
          <text:p/>
        </draw:line>
        <draw:custom-shape draw:style-name="gr4" draw:text-style-name="P2" draw:layer="layout" svg:width="1.8cm" svg:height="1.4cm" svg:x="7cm" svg:y="8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8cm" svg:height="1.4cm" svg:x="11.5cm" svg:y="8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8cm" svg:height="1.4cm" svg:x="1cm" svg:y="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8cm" svg:height="1.4cm" svg:x="3.3cm" svg:y="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8cm" svg:height="1.4cm" svg:x="5.6cm" svg:y="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8cm" svg:height="1.4cm" svg:x="13.6cm" svg:y="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8cm" svg:height="1.4cm" svg:x="15.9cm" svg:y="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8cm" svg:height="1.4cm" svg:x="18.2cm" svg:y="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8cm" svg:height="1.4cm" svg:x="7.9cm" svg:y="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8cm" svg:height="1.4cm" svg:x="11.4cm" svg:y="12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.7cm" svg:height="1.4cm" svg:x="9.7cm" svg:y="12cm">
          <draw:text-box>
            <text:p text:style-name="P6">...</text:p>
          </draw:text-box>
        </draw:frame>
        <draw:frame draw:style-name="gr5" draw:text-style-name="P7" draw:layer="layout" svg:width="1.7cm" svg:height="1.4cm" svg:x="9.7cm" svg:y="9.6cm">
          <draw:text-box>
            <text:p text:style-name="P6">...</text:p>
          </draw:text-box>
        </draw:frame>
        <draw:custom-shape draw:style-name="gr6" draw:text-style-name="P8" draw:layer="layout" svg:width="1.8cm" svg:height="1.4cm" svg:x="7.4cm" svg:y="4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8cm" svg:height="1.4cm" svg:x="10.5cm" svg:y="4.3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1cm" svg:y1="4.5cm" svg:x2="10.4cm" svg:y2="4.5cm">
          <text:p/>
        </draw:line>
        <draw:line draw:style-name="gr2" draw:text-style-name="P3" draw:layer="layout" svg:x1="11.5cm" svg:y1="4.6cm" svg:x2="13.8cm" svg:y2="4.6cm">
          <text:p/>
        </draw:line>
        <draw:line draw:style-name="gr2" draw:text-style-name="P3" draw:layer="layout" svg:x1="11.4cm" svg:y1="5.2cm" svg:x2="9.3cm" svg:y2="5.2cm">
          <text:p/>
        </draw:line>
        <draw:frame draw:style-name="gr5" draw:text-style-name="P7" draw:layer="layout" svg:width="1.7cm" svg:height="1.4cm" svg:x="13.8cm" svg:y="4.3cm">
          <draw:text-box>
            <text:p text:style-name="P6">...</text:p>
          </draw:text-box>
        </draw:frame>
        <draw:custom-shape draw:style-name="gr6" draw:text-style-name="P8" draw:layer="layout" svg:width="1.8cm" svg:height="1.4cm" svg:x="16.6cm" svg:y="4.3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4.3cm" svg:y1="4.6cm" svg:x2="16.6cm" svg:y2="4.6cm">
          <text:p/>
        </draw:line>
        <draw:line draw:style-name="gr2" draw:text-style-name="P3" draw:layer="layout" svg:x1="17.6cm" svg:y1="5.2cm" svg:x2="15.5cm" svg:y2="5.2cm">
          <text:p/>
        </draw:line>
        <draw:line draw:style-name="gr2" draw:text-style-name="P3" draw:layer="layout" svg:x1="17.6cm" svg:y1="4.7cm" svg:x2="19.2cm" svg:y2="4.7cm">
          <text:p/>
        </draw:line>
        <draw:frame draw:style-name="gr3" draw:text-style-name="P5" draw:layer="layout" svg:width="2.2cm" svg:height="0.962cm" svg:x="19.1cm" svg:y="4.2cm">
          <draw:text-box>
            <text:p text:style-name="P4"><text:span text:style-name="T1">NULL</text:span></text:p>
          </draw:text-box>
        </draw:frame>
        <draw:line draw:style-name="gr2" draw:text-style-name="P3" draw:layer="layout" svg:x1="3.3cm" svg:y1="10.6cm" svg:x2="1.9cm" svg:y2="12cm">
          <text:p/>
        </draw:line>
        <draw:line draw:style-name="gr2" draw:text-style-name="P3" draw:layer="layout" svg:x1="4.9cm" svg:y1="10.6cm" svg:x2="4.1cm" svg:y2="12cm">
          <text:p/>
        </draw:line>
        <draw:line draw:style-name="gr2" draw:text-style-name="P3" draw:layer="layout" svg:x1="7cm" svg:y1="10.6cm" svg:x2="6.4cm" svg:y2="12cm">
          <text:p/>
        </draw:line>
        <draw:line draw:style-name="gr2" draw:text-style-name="P3" draw:layer="layout" svg:x1="8.9cm" svg:y1="10.6cm" svg:x2="8.7cm" svg:y2="12cm">
          <text:p/>
        </draw:line>
        <draw:line draw:style-name="gr2" draw:text-style-name="P3" draw:layer="layout" svg:x1="12.1cm" svg:y1="10.5cm" svg:x2="12.3cm" svg:y2="12cm">
          <text:p/>
        </draw:line>
        <draw:line draw:style-name="gr2" draw:text-style-name="P3" draw:layer="layout" svg:x1="14cm" svg:y1="10.4cm" svg:x2="14.5cm" svg:y2="12cm">
          <text:p/>
        </draw:line>
        <draw:line draw:style-name="gr2" draw:text-style-name="P3" draw:layer="layout" svg:x1="16.2cm" svg:y1="10.5cm" svg:x2="16.9cm" svg:y2="12cm">
          <text:p/>
        </draw:line>
        <draw:line draw:style-name="gr2" draw:text-style-name="P3" draw:layer="layout" svg:x1="18.2cm" svg:y1="10.5cm" svg:x2="19.1cm" svg:y2="12cm">
          <text:p/>
        </draw:line>
        <draw:frame draw:style-name="gr7" draw:text-style-name="P9" draw:layer="layout" svg:width="2.6cm" svg:height="0.996cm" svg:x="6.9cm" svg:y="1.8cm">
          <draw:text-box>
            <text:p>Patient</text:p>
          </draw:text-box>
        </draw:frame>
        <draw:line draw:style-name="gr2" draw:text-style-name="P3" draw:layer="layout" svg:x1="8.1cm" svg:y1="4.7cm" svg:x2="8.1cm" svg:y2="3.2cm">
          <text:p/>
        </draw:line>
        <draw:frame draw:style-name="gr7" draw:text-style-name="P9" draw:layer="layout" svg:width="2.6cm" svg:height="0.996cm" svg:x="10.2cm" svg:y="6.304cm">
          <draw:text-box>
            <text:p>Patient</text:p>
          </draw:text-box>
        </draw:frame>
        <draw:line draw:style-name="gr2" draw:text-style-name="P3" draw:layer="layout" svg:x1="11.4cm" svg:y1="4.9cm" svg:x2="11.4cm" svg:y2="6.3cm">
          <text:p/>
        </draw:line>
        <draw:frame draw:style-name="gr7" draw:text-style-name="P9" draw:layer="layout" svg:width="2.6cm" svg:height="0.996cm" svg:x="16.1cm" svg:y="1.304cm">
          <draw:text-box>
            <text:p>Patient</text:p>
          </draw:text-box>
        </draw:frame>
        <draw:line draw:style-name="gr2" draw:text-style-name="P3" draw:layer="layout" svg:x1="17.4cm" svg:y1="4.9cm" svg:x2="17.4cm" svg:y2="2.4cm">
          <text:p/>
        </draw:line>
        <draw:custom-shape draw:style-name="gr8" draw:text-style-name="P2" draw:layer="layout" svg:width="5.8cm" svg:height="3.8cm" svg:x="1.1cm" svg:y="3cm">
          <text:p text:style-name="P1">Village* back;</text:p>
          <text:p text:style-name="P1">Hosp hosp;</text:p>
          <text:p text:style-name="P1">List returned;</text:p>
          <text:p text:style-name="P1">int label;</text:p>
          <text:p text:style-name="P1">Village* forward[4];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5.5cm" svg:height="6.6cm" svg:x="1cm" svg:y="16cm">
          <text:p text:style-name="P1">int personnel;</text:p>
          <text:p text:style-name="P1">int free_personnel;</text:p>
          <text:p text:style-name="P1">int num_waiting_</text:p>
          <text:p text:style-name="P1">patients;</text:p>
          <text:p text:style-name="P1"/>
          <text:p text:style-name="P1">List waiting;</text:p>
          <text:p text:style-name="P1">List assess;</text:p>
          <text:p text:style-name="P1">List inside;</text:p>
          <text:p text:style-name="P1">List up;</text:p>
          <draw:enhanced-geometry svg:viewBox="0 0 21600 21600" draw:type="rectangle" draw:enhanced-path="M 0 0 L 21600 0 21600 21600 0 21600 0 0 Z N"/>
        </draw:custom-shape>
        <draw:frame draw:style-name="gr3" draw:text-style-name="P12" draw:layer="layout" svg:width="5.8cm" svg:height="0.962cm" svg:x="1cm" svg:y="1.938cm">
          <draw:text-box>
            <text:p text:style-name="P11"><text:span text:style-name="T2">Village</text:span></text:p>
          </draw:text-box>
        </draw:frame>
        <draw:frame draw:style-name="gr3" draw:text-style-name="P14" draw:layer="layout" svg:width="5.4cm" svg:height="0.962cm" svg:x="1.1cm" svg:y="15cm">
          <draw:text-box>
            <text:p text:style-name="P13"><text:span text:style-name="T3">Hosp</text:span></text:p>
          </draw:text-box>
        </draw:frame>
        <draw:custom-shape draw:style-name="gr6" draw:text-style-name="P8" draw:layer="layout" svg:width="1.8cm" svg:height="1.4cm" svg:x="7.2cm" svg:y="16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8cm" svg:height="1.4cm" svg:x="10.3cm" svg:y="16.8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7.9cm" svg:y1="17cm" svg:x2="10.2cm" svg:y2="17cm">
          <text:p/>
        </draw:line>
        <draw:line draw:style-name="gr2" draw:text-style-name="P3" draw:layer="layout" svg:x1="11.3cm" svg:y1="17.1cm" svg:x2="13.6cm" svg:y2="17.1cm">
          <text:p/>
        </draw:line>
        <draw:line draw:style-name="gr2" draw:text-style-name="P3" draw:layer="layout" svg:x1="11.2cm" svg:y1="17.7cm" svg:x2="9.1cm" svg:y2="17.7cm">
          <text:p/>
        </draw:line>
        <draw:frame draw:style-name="gr5" draw:text-style-name="P7" draw:layer="layout" svg:width="1.7cm" svg:height="1.4cm" svg:x="13.6cm" svg:y="16.8cm">
          <draw:text-box>
            <text:p text:style-name="P6">...</text:p>
          </draw:text-box>
        </draw:frame>
        <draw:custom-shape draw:style-name="gr6" draw:text-style-name="P8" draw:layer="layout" svg:width="1.8cm" svg:height="1.4cm" svg:x="16.4cm" svg:y="16.8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4.1cm" svg:y1="17.1cm" svg:x2="16.4cm" svg:y2="17.1cm">
          <text:p/>
        </draw:line>
        <draw:line draw:style-name="gr2" draw:text-style-name="P3" draw:layer="layout" svg:x1="17.4cm" svg:y1="17.7cm" svg:x2="15.3cm" svg:y2="17.7cm">
          <text:p/>
        </draw:line>
        <draw:line draw:style-name="gr2" draw:text-style-name="P3" draw:layer="layout" svg:x1="17.4cm" svg:y1="17.2cm" svg:x2="19cm" svg:y2="17.2cm">
          <text:p/>
        </draw:line>
        <draw:frame draw:style-name="gr3" draw:text-style-name="P5" draw:layer="layout" svg:width="2.2cm" svg:height="0.962cm" svg:x="18.9cm" svg:y="16.7cm">
          <draw:text-box>
            <text:p text:style-name="P4"><text:span text:style-name="T1">NULL</text:span></text:p>
          </draw:text-box>
        </draw:frame>
        <draw:frame draw:style-name="gr7" draw:text-style-name="P9" draw:layer="layout" svg:width="2.6cm" svg:height="0.996cm" svg:x="6.7cm" svg:y="14.3cm">
          <draw:text-box>
            <text:p>Patient</text:p>
          </draw:text-box>
        </draw:frame>
        <draw:line draw:style-name="gr2" draw:text-style-name="P3" draw:layer="layout" svg:x1="7.9cm" svg:y1="17.2cm" svg:x2="7.9cm" svg:y2="15.7cm">
          <text:p/>
        </draw:line>
        <draw:frame draw:style-name="gr7" draw:text-style-name="P9" draw:layer="layout" svg:width="2.6cm" svg:height="0.996cm" svg:x="10cm" svg:y="18.804cm">
          <draw:text-box>
            <text:p>Patient</text:p>
          </draw:text-box>
        </draw:frame>
        <draw:line draw:style-name="gr2" draw:text-style-name="P3" draw:layer="layout" svg:x1="11.2cm" svg:y1="17.4cm" svg:x2="11.2cm" svg:y2="18.8cm">
          <text:p/>
        </draw:line>
        <draw:frame draw:style-name="gr7" draw:text-style-name="P9" draw:layer="layout" svg:width="2.6cm" svg:height="0.996cm" svg:x="15.9cm" svg:y="13.804cm">
          <draw:text-box>
            <text:p>Patient</text:p>
          </draw:text-box>
        </draw:frame>
        <draw:line draw:style-name="gr2" draw:text-style-name="P3" draw:layer="layout" svg:x1="17.2cm" svg:y1="17.4cm" svg:x2="17.2cm" svg:y2="14.9cm">
          <text:p/>
        </draw:line>
        <draw:custom-shape draw:style-name="gr6" draw:text-style-name="P8" draw:layer="layout" svg:width="1.8cm" svg:height="1.4cm" svg:x="7.4cm" svg:y="22.69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8cm" svg:height="1.4cm" svg:x="10.5cm" svg:y="22.796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8.1cm" svg:y1="22.996cm" svg:x2="10.4cm" svg:y2="22.996cm">
          <text:p/>
        </draw:line>
        <draw:line draw:style-name="gr2" draw:text-style-name="P3" draw:layer="layout" svg:x1="11.5cm" svg:y1="23.096cm" svg:x2="13.8cm" svg:y2="23.096cm">
          <text:p/>
        </draw:line>
        <draw:line draw:style-name="gr2" draw:text-style-name="P3" draw:layer="layout" svg:x1="11.4cm" svg:y1="23.696cm" svg:x2="9.3cm" svg:y2="23.696cm">
          <text:p/>
        </draw:line>
        <draw:frame draw:style-name="gr5" draw:text-style-name="P7" draw:layer="layout" svg:width="1.7cm" svg:height="1.4cm" svg:x="13.8cm" svg:y="22.796cm">
          <draw:text-box>
            <text:p text:style-name="P6">...</text:p>
          </draw:text-box>
        </draw:frame>
        <draw:custom-shape draw:style-name="gr6" draw:text-style-name="P8" draw:layer="layout" svg:width="1.8cm" svg:height="1.4cm" svg:x="16.6cm" svg:y="22.796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4.3cm" svg:y1="23.096cm" svg:x2="16.6cm" svg:y2="23.096cm">
          <text:p/>
        </draw:line>
        <draw:line draw:style-name="gr2" draw:text-style-name="P3" draw:layer="layout" svg:x1="17.6cm" svg:y1="23.696cm" svg:x2="15.5cm" svg:y2="23.696cm">
          <text:p/>
        </draw:line>
        <draw:line draw:style-name="gr2" draw:text-style-name="P3" draw:layer="layout" svg:x1="17.6cm" svg:y1="23.196cm" svg:x2="19.2cm" svg:y2="23.196cm">
          <text:p/>
        </draw:line>
        <draw:frame draw:style-name="gr3" draw:text-style-name="P5" draw:layer="layout" svg:width="2.2cm" svg:height="0.962cm" svg:x="19.1cm" svg:y="22.696cm">
          <draw:text-box>
            <text:p text:style-name="P4"><text:span text:style-name="T1">NULL</text:span></text:p>
          </draw:text-box>
        </draw:frame>
        <draw:frame draw:style-name="gr7" draw:text-style-name="P9" draw:layer="layout" svg:width="2.6cm" svg:height="0.996cm" svg:x="6.9cm" svg:y="20.296cm">
          <draw:text-box>
            <text:p>Patient</text:p>
          </draw:text-box>
        </draw:frame>
        <draw:line draw:style-name="gr2" draw:text-style-name="P3" draw:layer="layout" svg:x1="8.1cm" svg:y1="23.196cm" svg:x2="8.1cm" svg:y2="21.696cm">
          <text:p/>
        </draw:line>
        <draw:frame draw:style-name="gr7" draw:text-style-name="P9" draw:layer="layout" svg:width="2.6cm" svg:height="0.996cm" svg:x="10.2cm" svg:y="24.8cm">
          <draw:text-box>
            <text:p>Patient</text:p>
          </draw:text-box>
        </draw:frame>
        <draw:line draw:style-name="gr2" draw:text-style-name="P3" draw:layer="layout" svg:x1="11.4cm" svg:y1="23.396cm" svg:x2="11.4cm" svg:y2="24.796cm">
          <text:p/>
        </draw:line>
        <draw:frame draw:style-name="gr7" draw:text-style-name="P9" draw:layer="layout" svg:width="2.6cm" svg:height="0.996cm" svg:x="16.1cm" svg:y="19.8cm">
          <draw:text-box>
            <text:p>Patient</text:p>
          </draw:text-box>
        </draw:frame>
        <draw:line draw:style-name="gr2" draw:text-style-name="P3" draw:layer="layout" svg:x1="17.4cm" svg:y1="23.396cm" svg:x2="17.4cm" svg:y2="20.896cm">
          <text:p/>
        </draw:line>
        <draw:frame draw:style-name="gr5" draw:text-style-name="P7" draw:layer="layout" svg:width="1.7cm" svg:height="1.4cm" svg:x="11.3cm" svg:y="26.8cm">
          <draw:text-box>
            <text:p text:style-name="P6">...</text:p>
          </draw:text-box>
        </draw:frame>
        <draw:line draw:style-name="gr2" draw:text-style-name="P3" draw:layer="layout" svg:x1="5.9cm" svg:y1="4.9cm" svg:x2="7.4cm" svg:y2="4.9cm">
          <text:p/>
        </draw:line>
        <draw:line draw:style-name="gr2" draw:text-style-name="P3" draw:layer="layout" svg:x1="5.4cm" svg:y1="20.1cm" svg:x2="7.1cm" svg:y2="17.5cm">
          <text:p/>
        </draw:line>
        <draw:line draw:style-name="gr2" draw:text-style-name="P3" draw:layer="layout" svg:x1="5.4cm" svg:y1="20.8cm" svg:x2="7.3cm" svg:y2="23.4cm">
          <text:p/>
        </draw:line>
        <draw:line draw:style-name="gr2" draw:text-style-name="P3" draw:layer="layout" svg:x1="5.3cm" svg:y1="21.5cm" svg:x2="9.9cm" svg:y2="28.2cm">
          <text:p/>
        </draw:line>
        <draw:line draw:style-name="gr2" draw:text-style-name="P3" draw:layer="layout" svg:x1="4.8cm" svg:y1="22.3cm" svg:x2="7.9cm" svg:y2="29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4T15:56:33.434141990</meta:creation-date>
    <dc:date>2019-11-14T16:33:11.550795349</dc:date>
    <meta:editing-duration>PT13M35S</meta:editing-duration>
    <meta:editing-cycles>6</meta:editing-cycles>
    <meta:generator>LibreOffice/6.1.4.2$Linux_X86_64 LibreOffice_project/10$Build-2</meta:generator>
    <meta:document-statistic meta:object-count="90"/>
  </office:meta>
</office:document-meta>
</file>